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Helvetica" fo:font-size="14pt" fo:letter-spacing="normal" style:text-underline-style="none" style:letter-kerning="false"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style:font-size-asian="14pt" style:font-size-complex="14pt"/>
    </style:style>
    <style:style style:name="T1" style:family="text">
      <style:text-properties fo:color="#000000" style:text-outline="false" style:font-name="Helvetica" fo:font-size="11pt" fo:letter-spacing="normal" style:text-underline-style="none" style:letter-kerning="false" style:font-size-asian="11pt"/>
    </style:style>
    <style:style style:name="T2" style:family="text">
      <style:text-properties fo:color="#000000" style:text-outline="false" style:font-name="Helvetica" fo:letter-spacing="normal" style:text-underline-style="none" style:letter-kern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ext:tab/>To begin this semester I was put in charge of setting up the backend production server using an EC2 instance through Amazon Web Services. I have to admit that I had no idea what an instance was and especially not one through Amazon’s website. </text:span></text:p>
      <text:p text:style-name="P1"/>
      <text:p text:style-name="P3"><text:span text:style-name="T2"><text:tab/>After day one I began to research AWS EC2’s and found a lot of information on what they can be used for. I was still hesitant on creating the instance so I created some practice ones and played around with downloading Guinicorn, Nginx, and Python. Again this took some research but I got it working on the practice instance.</text:span></text:p>
      <text:p text:style-name="P1"/>
      <text:p text:style-name="P3"><text:span text:style-name="T2"><text:tab/>Another issue I hit with the EC2 was the key-pair permissions. Apparently key pairs are very important in everything you do on the EC2 instance. So, when I created our official project instance I made sure that the key pair was easy to remember and also something that we wouldn't get confused with throughout the project.</text:span></text:p>
      <text:p text:style-name="P1"/>
      <text:p text:style-name="P3"><text:span text:style-name="T2"><text:tab/>Practicing on the EC2 and playing around with the different functionality took me through about half of the semester then my group asked if I could do a little side project in creating the Apps icon / logo. Again this posed as a challenge for me because I didn't know the first steps in <text:s/>creating an app icon (formatting, design, publishing….etc.). I began to look online for information and because I was using a MAC I found nothing that wouldn't cost over $300. My solution was to download this free software called GIMP and it was similar to a photoshop application. With GIMP I created a simplistic application that consisted of or theme colors and also our applications first letters of its name. It was nothing special but it was very simple and caught the eye when on your screen.</text:span></text:p>
      <text:p text:style-name="P1"/>
      <text:p text:style-name="P3"><text:span text:style-name="T2"><text:tab/>After I was through with the application’s icon I turned my focus on setting up our projects EC2 instance for production. With my mistakes made in the practice EC2’s the project EC2 came together quite easily and I was able to get everything we needed downloaded to the instance. The only problem that came up was getting the instance to pull from gitHub when commits were made or communicating with the repo.</text:span></text:p>
      <text:p text:style-name="P1"/>
      <text:p text:style-name="P2"><text:span text:style-name="T2"><text:tab/>Overall the backend production is up and running and we are pulling request from our main front end repository and also our main backend repository. The code is stored in our EC2 instance and is updated with each git repo that it is in sync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1:45:01.317604000</meta:creation-date>
    <dc:date>2017-05-05T11:45:28.375860000</dc:date>
    <meta:editing-duration>PT30S</meta:editing-duration>
    <meta:editing-cycles>1</meta:editing-cycles>
    <meta:document-statistic meta:table-count="0" meta:image-count="0" meta:object-count="0" meta:page-count="1" meta:paragraph-count="6" meta:word-count="417" meta:character-count="2337" meta:non-whitespace-character-count="1918"/>
    <meta:generator>LibreOffice/5.0.3.2$MacOSX_X86_64 LibreOffice_project/e5f16313668ac592c1bfb310f4390624e3dbfb75</meta:generator>
  </office:meta>
</office:document-meta>
</file>